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9.836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5.1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03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3.218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0.613cm" loext:decorative="false"/>
      <style:paragraph-properties style:writing-mode="lr-tb"/>
    </style:style>
    <style:style style:name="pr1" style:family="presentation" style:parent-style-name="標準-notes">
      <style:graphic-properties draw:fill-color="#ffffff" draw:auto-grow-height="false" fo:min-height="13.365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42cm" fo:margin-bottom="0.35cm" fo:line-height="100%" fo:text-indent="0cm"/>
    </style:style>
    <style:style style:name="P3" style:family="paragraph">
      <style:paragraph-properties fo:margin-left="0cm" fo:margin-right="0cm" fo:margin-top="0.42cm" fo:margin-bottom="0.35cm" fo:line-height="100%" fo:text-align="start" fo:text-indent="0cm"/>
    </style:style>
    <style:style style:name="P4" style:family="paragraph">
      <loext:graphic-properties draw:fill="none" draw:fill-color="#ffffff"/>
    </style:style>
    <style:style style:name="P5" style:family="paragraph">
      <style:paragraph-properties fo:margin-top="0.42cm" fo:margin-bottom="0.35cm"/>
    </style:style>
    <style:style style:name="P6" style:family="paragraph">
      <style:paragraph-properties fo:margin-top="0.42cm" fo:margin-bottom="0.35cm" fo:text-align="start"/>
    </style:style>
    <style:style style:name="P7" style:family="paragraph">
      <loext:graphic-properties draw:fill="none" draw:fill-color="#ffffff"/>
      <style:text-properties fo:font-size="12pt" style:font-size-asian="12pt" style:font-size-complex="12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style:text-properties fo:font-size="22pt" fo:font-weight="bold" style:font-size-asian="22pt" style:font-weight-asian="bold" style:font-size-complex="22pt" style:font-weight-complex="bold"/>
    </style:style>
    <style:style style:name="P10" style:family="paragraph">
      <style:paragraph-properties fo:margin-top="0.42cm" fo:margin-bottom="0.35cm" fo:text-align="start"/>
      <style:text-properties fo:font-size="10pt" style:font-size-asian="10pt" style:font-size-complex="10pt"/>
    </style:style>
    <style:style style:name="P11" style:family="paragraph">
      <style:paragraph-properties fo:margin-top="0.42cm" fo:margin-bottom="0.35cm" fo:text-align="start"/>
      <style:text-properties fo:font-size="22pt" fo:font-weight="bold" style:font-size-asian="22pt" style:font-weight-asian="bold" style:font-size-complex="22pt" style:font-weight-complex="bold"/>
    </style:style>
    <style:style style:name="P12" style:family="paragraph">
      <loext:graphic-properties draw:fill="none" draw:fill-color="#ffffff"/>
      <style:paragraph-properties fo:margin-top="0.42cm" fo:margin-bottom="0.35cm" fo:text-align="start"/>
      <style:text-properties fo:font-size="10pt" style:font-size-asian="10pt" style:font-size-complex="10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0pt" style:font-size-asian="10pt" style:font-size-complex="10pt"/>
    </style:style>
    <style:style style:name="T3" style:family="text">
      <style:text-properties fo:font-size="7pt" style:font-size-asian="7pt" style:font-size-complex="7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4.90000009536743pt" style:font-size-asian="4.90000009536743pt" style:font-size-complex="4.90000009536743pt"/>
    </style:style>
    <style:style style:name="T6" style:family="text">
      <style:text-properties fo:font-size="21pt" fo:font-weight="bold" style:font-size-asian="21pt" style:font-weight-asian="bold" style:font-size-complex="21pt"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9pt" style:font-size-complex="9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frame draw:style-name="gr2" draw:text-style-name="P4" draw:layer="layout" svg:width="24.5cm" svg:height="10.086cm" svg:x="2.5cm" svg:y="2.5cm">
          <draw:text-box>
            <text:p text:style-name="P2"><text:span text:style-name="T1">米国、欧州同盟国に</text:span><text:span text:style-name="T1">2027 </text:span><text:span text:style-name="T1">年までに</text:span><text:span text:style-name="T1">NATO</text:span><text:span text:style-name="T1">の任務を引き継ぐよう圧力をかける</text:span><text:span text:style-name="T1">:</text:span><text:span text:style-name="T1">報告</text:span></text:p>
            <text:p text:style-name="P2"><text:span text:style-name="T2"/></text:p>
            <text:p text:style-name="P3"><text:span text:style-name="T3">イラン プレス </text:span><text:span text:style-name="T3">TV</text:span></text:p>
            <text:p text:style-name="P3"><text:span text:style-name="T3">2025</text:span><text:span text:style-name="T3">年</text:span><text:span text:style-name="T3">12</text:span><text:span text:style-name="T3">月</text:span><text:span text:style-name="T3">6</text:span><text:span text:style-name="T3">日土曜日午前</text:span><text:span text:style-name="T3">10</text:span><text:span text:style-name="T3">時</text:span><text:span text:style-name="T3">25</text:span><text:span text:style-name="T3">分</text:span></text:p>
            <text:p text:style-name="P3"><text:span text:style-name="T3">伝えられるところによると、米国は</text:span><text:span text:style-name="T3">NATO</text:span><text:span text:style-name="T3">の欧州加盟国が情報収集やミサイル生産を含む</text:span><text:span text:style-name="T3">NATO</text:span><text:span text:style-name="T3">の防衛能力に対してより大きな責任を負う期限を</text:span><text:span text:style-name="T3">2027</text:span><text:span text:style-name="T3">年に設定したという。</text:span></text:p>
            <text:p text:style-name="P3"><text:span text:style-name="T3">ロイター通信は金曜日、この問題に詳しい匿名の情報筋の話として、国防総省当局者らは今週、欧州数カ国の代表団に対し、</text:span><text:span text:style-name="T3">2027</text:span><text:span text:style-name="T3">年の期限を守れなければ米国は特定の</text:span><text:span text:style-name="T3">NATO</text:span><text:span text:style-name="T3">防衛活動への参加を縮小する可能性があると警告した</text:span></text:p>
            <text:p text:style-name="P3"><text:span text:style-name="T3">報告書によると、国防総省の米軍当局者らは、欧州の軍関係者数名に対し、自国の軍隊を</text:span><text:span text:style-name="T3">NATO</text:span><text:span text:style-name="T3">の基準と同等に引き上げるには</text:span><text:span text:style-name="T3">2027</text:span><text:span text:style-name="T3">年までに必要であることを指導者に伝えるよう伝えていたという。伝えられるところによると、国防総省当局者らは会談で、米国政府が欧州の防衛力の向上に依然として不満を抱いており、これまでのところ期待を下回っており、</text:span><text:span text:style-name="T3">NATO</text:span><text:span text:style-name="T3">の要件を満たし米国と軍事的負担を分担するにはさらなる投資と努力が必要だと述べている。一部の欧州軍指導者は、</text:span><text:span text:style-name="T3">NATO</text:span><text:span text:style-name="T3">法案の増額に対して各国政府が費用を支払う義務があることにすでに同意している。軍事ブロックを代表して発言した</text:span><text:span text:style-name="T3">NATO</text:span><text:span text:style-name="T3">当局者はロイターに対し、「連合国は防衛へのさらなる投資と通常防衛の負担を米国から欧州に移す必要性を認識している」と述べ、</text:span><text:span text:style-name="T3">2027</text:span><text:span text:style-name="T3">年の期限についてはコメントを控えた。</text:span></text:p>
            <text:p text:style-name="P3"><text:span text:style-name="T3">他の欧州当局者らは、</text:span><text:span text:style-name="T3">2027</text:span><text:span text:style-name="T3">年の目標は非現実的だと述べ、短期的に米軍支援を置き換えるには現在計画されているよりもはるかに多くの投資が必要になると述べたと関係者がロイターに語った。</text:span></text:p>
            <text:p text:style-name="P3"><text:span text:style-name="T3">ロイターの報道は、米国が欧州軍事問題への直接的な関与を大幅に削減する計画の中で発表された。米国の同盟国は今年初め、</text:span><text:span text:style-name="T3">2035</text:span><text:span text:style-name="T3">年までに軍事支出を</text:span><text:span text:style-name="T3">GDP</text:span><text:span text:style-name="T3">の</text:span><text:span text:style-name="T3">5%</text:span><text:span text:style-name="T3">に引き上げることで合意した。</text:span></text:p>
            <text:p text:style-name="P3"><text:span text:style-name="T3">軍事支出の増加は、欧州諸国は</text:span><text:span text:style-name="T3">NATO</text:span><text:span text:style-name="T3">で「公平な負担」をしなければならないと長年主張してきたドナルド・トランプ米大統領からの圧力の高まりを受けてのことだった。欧州の一部の指導者は、軍事支出増加の口実としてロシアの脅威を挙げている。ロシアはロシアの脅威に関する通説を「ナンセンス」として却下した。ロシアは、欧州の政治家は米国の戦争屋に抵抗すべきだとし、西側諸国の「無謀な軍事化」を非難した。</text:span></text:p>
          </draw:text-box>
        </draw:frame>
        <presentation:notes draw:style-name="dp2">
          <draw:page-thumbnail draw:style-name="gr1" draw:layer="layout" svg:width="19.798cm" svg:height="11.136cm" svg:x="0.6cm" svg:y="2.257cm" draw:page-number="2" presentation:class="page"/>
          <draw:frame presentation:style-name="pr1"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draw:style-name="gr3" draw:text-style-name="P4" draw:layer="layout" svg:width="22.5cm" svg:height="15.408cm" svg:x="2cm" svg:y="1.1cm">
          <draw:text-box>
            <text:p text:style-name="P5"><text:span text:style-name="T4">米国の国家安全保障報告書は台湾の重要性を示しているが、同時に「変化」も示している</text:span><text:span text:style-name="T4">:</text:span><text:span text:style-name="T4">専門家</text:span></text:p>
            <text:p text:style-name="P5"><text:span text:style-name="T5"><text:a xlink:href="https://www.globalsecurity.org/military/ops/taiwan-intro.htm" xlink:type="simple">詳細なカバレッジ</text:a></text:span></text:p>
            <text:p text:style-name="P6"><text:span text:style-name="T5">ROC</text:span><text:span text:style-name="T5">中央通信社</text:span></text:p>
            <text:p text:style-name="P6"><text:span text:style-name="T5">2025/06/12 </text:span><text:span text:style-name="T5">午後 </text:span><text:span text:style-name="T5">12 </text:span><text:span text:style-name="T5">時 </text:span><text:span text:style-name="T5">37 </text:span><text:span text:style-name="T5">分</text:span></text:p>
            <text:p text:style-name="P6"><text:span text:style-name="T5">ワシントン、</text:span><text:span text:style-name="T5">12</text:span><text:span text:style-name="T5">月</text:span><text:span text:style-name="T5">5</text:span><text:span text:style-name="T5">日（</text:span><text:span text:style-name="T5">CNA</text:span><text:span text:style-name="T5">）トランプ政権が発表した最新の国家安全保障戦略（</text:span><text:span text:style-name="T5">NSS</text:span><text:span text:style-name="T5">）報告書は、台湾の戦略的重要性を実証したが、元駐米中国政策顧問の台湾に対する台湾のコミットメントの変化も示した。国務省は金曜日に明らかにした。</text:span></text:p>
            <text:p text:style-name="P6"><text:span text:style-name="T5">「</text:span><text:span text:style-name="T5">NSS</text:span><text:span text:style-name="T5">は、半導体を超えた台湾の戦略的重要性を正しく特定している。</text:span><text:span text:style-name="T5">NSS</text:span><text:span text:style-name="T5">は『第二列島線への直接アクセスを提供し、北東アジアと東南アジアを</text:span><text:span text:style-name="T5">2</text:span><text:span text:style-name="T5">つの異なる劇場に分割する』と認識している」と、現在アメリカン・エンタープライズ・インスティテュートのフェローであるライアン・フェダシューク氏は語った。</text:span><text:span text:style-name="T5">CNA</text:span><text:span text:style-name="T5">。</text:span></text:p>
            <text:p text:style-name="P6"><text:span text:style-name="T5">木曜日に発表された</text:span><text:span text:style-name="T5">NSS</text:span><text:span text:style-name="T5">によると、台湾の重要性は世界の半導体産業における優位性を超えているが、その重要性の主な理由は、台湾が第</text:span><text:span text:style-name="T5">2</text:span><text:span text:style-name="T5">列島線への直接アクセスを提供し、北東アジアと東南アジアを</text:span><text:span text:style-name="T5">2</text:span><text:span text:style-name="T5">つの異なる戦略地域に分割しているためである。</text:span></text:p>
            <text:p text:style-name="P6"><text:span text:style-name="T5">報告書は「台湾を巡る紛争を抑止することは、理想的には軍事的過剰戦を維持することによって優先される」としている。</text:span></text:p>
            <text:p text:style-name="P6"><text:span text:style-name="T5">フェダシウク氏は報告書が示唆する優先事項についてコメントし、それは「戦略的論理」のように聞こえると述べた。</text:span></text:p>
            <text:p text:style-name="P6"><text:span text:style-name="T5">報告書は、米国が台湾に対する長年の政策を維持し続けると述べたが、米国政府は台湾海峡における一方的な現状変更を「支持しない」と述べ、米国政府が台湾海峡で行ってきた「反対」という言葉の使用から変更した。バイデン政権が発表した前回の</text:span><text:span text:style-name="T5">NSS</text:span><text:span text:style-name="T5">で使用していた。</text:span></text:p>
            <text:p text:style-name="P6"><text:span text:style-name="T5">フェダシウク氏は、「反対」から「支持しない」への移行は、台湾海峡における一方的な現状変更が「意味のある格下げ」を意味し、「反対」は潜在的な結果を伴う積極的な反対を意味するが、「支持しない」は消極的な姿勢を示唆していると述べた。いかなる行動も起こさない不承認。</text:span></text:p>
            <text:p text:style-name="P6"><text:span text:style-name="T5">同氏は、新たな表現が米国政府の定型的な戦略的枠組みからこれらの約束を取り除いたのと同じくらい「反対」の省略が重要であると述べた。これにより、ドナルド トランプ大統領は、どちらの方向においても、これまでの定式化に囚われていないと主張する余地が生まれているが、「より柔軟な政策について、政権はいつでも強調したいと考えている。」</text:span></text:p>
            <text:p text:style-name="P6"><text:span text:style-name="T5">同氏は、「支持しない」は「政策の流れの最も明白な証拠」を表していると付け加えた。</text:span></text:p>
            <text:p text:style-name="P6"><text:span text:style-name="T5">フェダシウク氏は、このような言語表現の弱さは</text:span><text:span text:style-name="T5">2</text:span><text:span text:style-name="T5">つの問題を引き起こす可能性があると述べた。</text:span></text:p>
            <text:p text:style-name="P6"><text:span text:style-name="T5">同学者によると、</text:span><text:span text:style-name="T5">1</text:span><text:span text:style-name="T5">つ目は、この変化により、中国の一方的な行動に対する米国のコミットメントが積極的な反対から消極的な不承認へと和らげられたこと、</text:span><text:span text:style-name="T5">2</text:span><text:span text:style-name="T5">つ目は、この変化により格下げされた文言が将来の交渉の新たな基準として確立されたことである。</text:span></text:p>
            <text:p text:style-name="P6"><text:span text:style-name="T5">その結果、同学者は、来年中国の習近平国家主席（対琴平）がトランプ大統領と会談する際、中国の指導者はさらなる調整を求めるだろうと予想した。</text:span></text:p>
            <text:p text:style-name="P6"><text:span text:style-name="T5">バイデン政権下の</text:span><text:span text:style-name="T5">2022</text:span><text:span text:style-name="T5">年</text:span><text:span text:style-name="T5">NSS</text:span><text:span text:style-name="T5">は、米国は双方からの一方的な現状変更に反対し、台湾の独立を支持しない一方、米国は台湾関係法、</text:span><text:span text:style-name="T5">3</text:span><text:span text:style-name="T5">つの協定に基づく唯一の中国政策に引き続きコミットすると述べた。共同コミュニケと </text:span><text:span text:style-name="T5">6 </text:span><text:span text:style-name="T5">つの保証。</text:span></text:p>
            <text:p text:style-name="P6"><text:span text:style-name="T5">トランプ大統領の初代大統領時代、</text:span><text:span text:style-name="T5">2017</text:span><text:span text:style-name="T5">年に同政権が発表した</text:span><text:span text:style-name="T5">NSS</text:span><text:span text:style-name="T5">は台湾について簡単に言及しただけで、米国は「一つの中国」政策に基づき台湾との強い関係を維持し、台湾関係法に基づく約束を台湾に提供すると述べた。正当な防衛ニーズと強制の抑止。</text:span></text:p>
            <text:p text:style-name="P6"><text:span text:style-name="T5">（エレイン ホウとフランシス ファン著）</text:span></text:p>
            <text:p text:style-name="P6"><text:span text:style-name="T5">Enditem/cs</text:span></text:p>
            <text:p text:style-name="P6"><text:span text:style-name="T2"/></text:p>
          </draw:text-box>
        </draw:frame>
        <presentation:notes draw:style-name="dp2">
          <draw:page-thumbnail draw:style-name="gr1" draw:layer="layout" svg:width="19.798cm" svg:height="11.136cm" svg:x="0.6cm" svg:y="2.257cm" draw:page-number="3" presentation:class="page"/>
          <draw:frame presentation:style-name="pr1"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draw:style-name="gr4" draw:text-style-name="P4" draw:layer="layout" svg:width="23cm" svg:height="11.285cm" svg:x="3cm" svg:y="2cm">
          <draw:text-box>
            <text:p text:style-name="P5"><text:span text:style-name="T6">中国は米国に対し、非常にデリケートな台湾問題を明確に理解するよう求めている</text:span></text:p>
            <text:p text:style-name="P5"><text:span text:style-name="T7">人民日報オンライン</text:span></text:p>
            <text:p text:style-name="P6"><text:span text:style-name="T8">（新華社通信）</text:span><text:span text:style-name="T8">2025</text:span><text:span text:style-name="T8">年</text:span><text:span text:style-name="T8">12</text:span><text:span text:style-name="T8">月</text:span><text:span text:style-name="T8">6</text:span><text:span text:style-name="T8">日</text:span><text:span text:style-name="T8">10</text:span><text:span text:style-name="T8">時</text:span><text:span text:style-name="T8">19</text:span><text:span text:style-name="T8">分</text:span></text:p>
            <text:p text:style-name="P6"><text:span text:style-name="T8">北京、</text:span><text:span text:style-name="T8">12</text:span><text:span text:style-name="T8">月</text:span><text:span text:style-name="T8">5</text:span><text:span text:style-name="T8">日（新華社通信）</text:span><text:span text:style-name="T8">- </text:span><text:span text:style-name="T8">中国外務省の林建報道官は金曜日、中国は米国に対し、台湾問題の非常にデリケートな性質を明確に理解し、米国指導者らの約束を完全に履行するよう求めた。</text:span></text:p>
            <text:p text:style-name="P6"><text:span text:style-name="T8">リン氏は毎日の記者会見でメディアの質問についてコメントを求められた際にこの発言をした。台湾の指導者頼清徳氏は最近、事前に録画したビデオを通じてニューヨーク・タイムズ・ディールブック・サミットに参加し、台湾海峡情勢について無謀な発言をしたと報じられている。</text:span></text:p>
            <text:p text:style-name="P6"><text:span text:style-name="T8">林氏は、米国の一部のメディアが台湾当局の指導者に「台湾独立」分離主義者のレトリックを助長する虚偽の発言を広めるためのプラットフォームを提供しており、これは一つの中国原則と</text:span><text:span text:style-name="T8">3</text:span><text:span text:style-name="T8">つの中米共同コミュニケに重大な違反であり、 「台湾独立」分離主義勢力に重大な誤ったシグナルを送っていると述べた。</text:span></text:p>
            <text:p text:style-name="P6"><text:span text:style-name="T8">「中国はこれに断固として反対する」と述べた。</text:span></text:p>
            <text:p text:style-name="P6"><text:span text:style-name="T8">同氏は、頼氏の関連する発言や行動は、「台湾独立」を主張する分離主義者としての彼の性質と、米国に頼って独立を求める計画を改めて暴露し、彼が「平和破壊者」であり「破壊者」であることを改めて証明したと強調した。「トラブルメーカー」</text:span></text:p>
            <text:p text:style-name="P6"><text:span text:style-name="T8">広報担当者は「ライ氏が何を言おうと、何をしようと無駄な試みは失敗する運命にある」と述べた。</text:span></text:p>
          </draw:text-box>
        </draw:frame>
        <presentation:notes draw:style-name="dp2">
          <draw:page-thumbnail draw:style-name="gr1" draw:layer="layout" svg:width="19.798cm" svg:height="11.136cm" svg:x="0.6cm" svg:y="2.257cm" draw:page-number="4" presentation:class="page"/>
          <draw:frame presentation:style-name="pr1" draw:text-style-name="P1"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draw:style-name="gr5" draw:text-style-name="P7" draw:layer="layout" svg:width="23cm" svg:height="13.468cm" svg:x="3cm" svg:y="2cm">
          <draw:text-box>
            <text:p text:style-name="P5"><text:span text:style-name="T9">第二次トランプ政権の国家安全保障戦略に対するシャヒーン議員の対応をランキング</text:span></text:p>
            <text:p text:style-name="P5"><text:span text:style-name="T9">上院 外交 委員会</text:span></text:p>
            <text:p text:style-name="P6"><text:span text:style-name="T9">2025</text:span><text:span text:style-name="T9">年</text:span><text:span text:style-name="T9">12</text:span><text:span text:style-name="T9">月</text:span><text:span text:style-name="T9">05</text:span><text:span text:style-name="T9">日</text:span></text:p>
            <text:p text:style-name="P6"><text:span text:style-name="T9">ワシントン ーー今日は、 米国。ジーン シャヒーン上院議員（民主党、ニューハンプシャー州）、上院外交委員会上級委員、第二次トランプ政権による国家安全保障戦略の発表を受けて、以下の声明を発表した。</text:span></text:p>
            <text:p text:style-name="P6"><text:span text:style-name="T9">「トランプ政権の国家安全保障戦略は、国民が国内で守るために米国は世界から撤退しなければならないという誤った選択に基づいて構築されている。」 その逆は本当です。アメリカは、アメリカの国益と価値観を推進するために同盟、外交手段、影響力を利用するとき、より強くなります。</text:span></text:p>
            <text:p text:style-name="P6"><text:span text:style-name="T9">「この計画と政権のアプローチは矛盾に満ちている。」 トランプ大統領は当然のことながら、欧州の同盟国が自らの防衛を強化することを望んでいるが、極右の親ロシア政党を積極的に推進することでその能力を損なう。この戦略は、ヨーロッパの同盟国とクレムリンの殺人犯との同等性を引き出すことで、少なくともトランプ大統領がウクライナ戦争の終結にこれほど無能だった理由を説明している。この戦略は現実主義的な世界観を採用していると主張しているが、ロシアと中国がもたらす脅威を根本的に無視している。そして、この戦略は皮肉なことに、私たちの半球におけるサプライチェーンの安定化と経済的安全を強調していますが、政府は私たちの家族の価格を引き上げている敵味方に同様に関税を課しています中小企業を破壊し、製造業の雇用を壊滅させる。</text:span></text:p>
            <text:p text:style-name="P6"><text:span text:style-name="T9">「アメリカ国民は安全と繁栄をもたらすリーダーシップに値する。」 それは、</text:span><text:span text:style-name="T9">NATO</text:span><text:span text:style-name="T9">を強化し、ロシアがウクライナでの侵略戦争から利益を得ないようにし、中国と真剣に競争し、法執行、外交、開発を通じて近隣地域を安定させることを意味する。その代わりに、トランプ大統領は外交政策を追求し、米国を世界的に孤立させ、経済に悪影響を及ぼし、米国人の価格を引き上げ、同盟国を遠ざけ、敵を勇気づけた。」</text:span></text:p>
          </draw:text-box>
        </draw:frame>
        <presentation:notes draw:style-name="dp2">
          <draw:page-thumbnail draw:style-name="gr1" draw:layer="layout" svg:width="19.798cm" svg:height="11.136cm" svg:x="0.6cm" svg:y="2.257cm" draw:page-number="5" presentation:class="page"/>
          <draw:frame presentation:style-name="pr1" draw:text-style-name="P1"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draw:style-name="gr5" draw:text-style-name="P7" draw:layer="layout" svg:width="23cm" svg:height="15.24cm" svg:x="3cm" svg:y="2cm">
          <draw:text-box>
            <text:p text:style-name="P8"><text:span text:style-name="T9">「フェロカーボナタイト（</text:span><text:span text:style-name="T9">FC</text:span><text:span text:style-name="T9">）</text:span><text:span text:style-name="T9">-</text:span><text:span text:style-name="T9">（</text:span><text:span text:style-name="T9">BARC B1401)</text:span><text:span text:style-name="T9">」という名前の独自に開発された認定標準物質（</text:span><text:span text:style-name="T9">CRM</text:span><text:span text:style-name="T9">）が正式にリリースされました この </text:span><text:span text:style-name="T9">CRM </text:span><text:span text:style-name="T9">は、希土類元素（</text:span><text:span text:style-name="T9">REE</text:span><text:span text:style-name="T9">）鉱石採掘および関連生産産業の探査、抽出、プロセス制御において極めて重要な役割を果たします。開発された </text:span><text:span text:style-name="T9">FC-CRM </text:span><text:span text:style-name="T9">は、</text:span><text:span text:style-name="T9">13 </text:span><text:span text:style-name="T9">個 </text:span><text:span text:style-name="T9">(13) </text:span><text:span text:style-name="T9">の </text:span><text:span text:style-name="T9">REE</text:span><text:span text:style-name="T9">（</text:span><text:span text:style-name="T9">Ce</text:span><text:span text:style-name="T9">、</text:span><text:span text:style-name="T9">Dy</text:span><text:span text:style-name="T9">、</text:span><text:span text:style-name="T9">Er</text:span><text:span text:style-name="T9">、</text:span><text:span text:style-name="T9">Eu</text:span><text:span text:style-name="T9">、</text:span><text:span text:style-name="T9">Gd</text:span><text:span text:style-name="T9">、</text:span><text:span text:style-name="T9">La</text:span><text:span text:style-name="T9">、</text:span><text:span text:style-name="T9">Nd</text:span><text:span text:style-name="T9">、</text:span><text:span text:style-name="T9">Pr</text:span><text:span text:style-name="T9">、</text:span><text:span text:style-name="T9">Sc</text:span><text:span text:style-name="T9">、</text:span><text:span text:style-name="T9">Sm</text:span><text:span text:style-name="T9">、</text:span><text:span text:style-name="T9">Tb</text:span><text:span text:style-name="T9">、</text:span><text:span text:style-name="T9">Y</text:span><text:span text:style-name="T9">、</text:span><text:span text:style-name="T9">Yb</text:span><text:span text:style-name="T9">）と </text:span><text:span text:style-name="T9">6 </text:span><text:span text:style-name="T9">個 </text:span><text:span text:style-name="T9">(06) </text:span><text:span text:style-name="T9">の主要元素（</text:span><text:span text:style-name="T9">Al</text:span><text:span text:style-name="T9">、</text:span><text:span text:style-name="T9">Ca</text:span><text:span text:style-name="T9">、</text:span><text:span text:style-name="T9">Fe</text:span><text:span text:style-name="T9">、</text:span><text:span text:style-name="T9">Mg</text:span><text:span text:style-name="T9">、</text:span><text:span text:style-name="T9">Mn</text:span><text:span text:style-name="T9">、</text:span><text:span text:style-name="T9">P</text:span><text:span text:style-name="T9">）を認証します。この画期的な成果は、インド初の </text:span><text:span text:style-name="T9">CRM </text:span><text:span text:style-name="T9">であり、世界では </text:span><text:span text:style-name="T9">4 </text:span><text:span text:style-name="T9">番目の </text:span><text:span text:style-name="T9">CRM </text:span><text:span text:style-name="T9">です。</text:span></text:p>
            <text:p text:style-name="P8"><text:span text:style-name="T9"/></text:p>
            <text:p text:style-name="P9"><text:span text:style-name="T10">原子力省年末レビュー </text:span><text:span text:style-name="T10">2025</text:span></text:p>
            <text:p text:style-name="P8"><text:span text:style-name="T10"><text:a xlink:href="https://www.globalsecurity.org/wmd/world/india/nuke.htm" xlink:type="simple">詳細な報道</text:a></text:span></text:p>
            <text:p text:style-name="P10"><text:span text:style-name="T10">インド </text:span><text:span text:style-name="T10">- </text:span><text:span text:style-name="T10">報道情報局</text:span></text:p>
            <text:p text:style-name="P10"><text:span text:style-name="T10">原子力省</text:span></text:p>
            <text:p text:style-name="P10"><text:span text:style-name="T10">NPCIL</text:span><text:span text:style-name="T10">が</text:span><text:span text:style-name="T10">2024-25</text:span><text:span text:style-name="T10">年度に</text:span><text:span text:style-name="T10">56,681MU</text:span><text:span text:style-name="T10">を超え、インドの原子力発電量は過去最高を記録した</text:span></text:p>
            <text:p text:style-name="P10"><text:span text:style-name="T10">PM </text:span><text:span text:style-name="T10">はラジャスタン州の </text:span><text:span text:style-name="T10">4 </text:span><text:span text:style-name="T10">ユニットのマヒ バンスワラ原子力発電プロジェクトの礎石を築きます</text:span></text:p>
            <text:p text:style-name="P10"><text:span text:style-name="T10">ムザファルプールのベッド数 </text:span><text:span text:style-name="T10">150 </text:span><text:span text:style-name="T10">床のホミ ババがん病院が首相によって開設されました</text:span></text:p>
            <text:p text:style-name="P10"><text:span text:style-name="T10">インドは、希土類元素の史上初の認定標準物質をリリースしました</text:span></text:p>
            <text:p text:style-name="P10"><text:span text:style-name="T10">DAE</text:span><text:span text:style-name="T10">がラジバシャ・キルティ・プラスカール賞を受賞、</text:span><text:span text:style-name="T10">ECIL</text:span><text:span text:style-name="T10">が</text:span><text:span text:style-name="T10">SCOPE</text:span><text:span text:style-name="T10">優秀機関賞を受賞</text:span></text:p>
            <text:p text:style-name="P10"><text:span text:style-name="T10">投稿日</text:span><text:span text:style-name="T10">: 2025 </text:span><text:span text:style-name="T10">年 </text:span><text:span text:style-name="T10">12 </text:span><text:span text:style-name="T10">月 </text:span><text:span text:style-name="T10">10 </text:span><text:span text:style-name="T10">日午前 </text:span><text:span text:style-name="T10">11 </text:span><text:span text:style-name="T10">時 </text:span><text:span text:style-name="T10">45 </text:span><text:span text:style-name="T10">分、投稿者</text:span><text:span text:style-name="T10">: PIB </text:span><text:span text:style-name="T10">デリー</text:span></text:p>
            <text:p text:style-name="P10"><text:span text:style-name="T10"/></text:p>
            <text:p text:style-name="P8"><text:span text:style-name="T9"/></text:p>
          </draw:text-box>
        </draw:frame>
        <presentation:notes draw:style-name="dp1">
          <draw:page-thumbnail draw:style-name="gr1" draw:layer="layout" svg:width="19.798cm" svg:height="11.136cm" svg:x="0.6cm" svg:y="2.257cm" draw:page-number="6" presentation:class="page"/>
          <draw:frame presentation:style-name="pr1" draw:text-style-name="P1"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draw:style-name="gr6" draw:text-style-name="P12" draw:layer="layout" svg:width="27cm" svg:height="20.863cm" svg:x="1cm" svg:y="0.137cm">
          <draw:text-box>
            <text:p text:style-name="P10"><text:span text:style-name="T10">2025</text:span><text:span text:style-name="T10">年</text:span><text:span text:style-name="T10">12</text:span><text:span text:style-name="T10">月</text:span><text:span text:style-name="T10">10</text:span><text:span text:style-name="T10">日</text:span></text:p>
            <text:p text:style-name="P10"><text:span text:style-name="T10">陸軍軍曹による。ジェレミー・クリスプ少佐、米国。陸軍西半球司令部</text:span></text:p>
            <text:p text:style-name="P11"><text:span text:style-name="T10">陸軍が米国を活性化する。歴史的な移行式典における陸軍西半球司令部</text:span></text:p>
            <text:p text:style-name="P10"><text:span text:style-name="T10">陸軍は米国を発動した。</text:span><text:span text:style-name="T10">12</text:span><text:span text:style-name="T10">月</text:span><text:span text:style-name="T10">5</text:span><text:span text:style-name="T10">日にノースカロライナ州フォートブラッグで行われた式典で陸軍西半球司令部 — 米国を団結させる。米国陸軍軍司令部。北軍と米国。南陸軍を単一の </text:span><text:span text:style-name="T10">4 </text:span><text:span text:style-name="T10">つ星作戦司令部に統合します。</text:span></text:p>
            <text:p text:style-name="P10"><text:span text:style-name="T10">この式典は米国のケーシングも記念した。陸軍部隊司令部の旗印と、</text:span><text:span text:style-name="T10">2022</text:span><text:span text:style-name="T10">年</text:span><text:span text:style-name="T10">7</text:span><text:span text:style-name="T10">月から司令部を率いていた司令官アンドリュー・ポパス陸軍大将の退役。</text:span></text:p>
            <text:p text:style-name="P10"><text:span text:style-name="T10">「今日、私たちは何か新しいものになっていますが、</text:span><text:span text:style-name="T10">[</text:span><text:span text:style-name="T10">米国。陸軍軍司令部</text:span><text:span text:style-name="T10">]</text:span><text:span text:style-name="T10">の即応性、回復力、戦闘力の精神は衰えることはありません。むしろ、その精神は陸軍全体に広がるだろう」と</text:span><text:span text:style-name="T10">37</text:span><text:span text:style-name="T10">年以上の勤務を経て退役したポパス氏は語った。</text:span></text:p>
            <text:p text:style-name="P10"><text:span text:style-name="T10">陸軍大将。ジョセフ </text:span><text:span text:style-name="T10">A</text:span><text:span text:style-name="T10">。ライアンがウェストヘムコムの指揮を執った。彼は以前、陸軍の作戦 計画 訓練担当副参謀長を務めていた。</text:span></text:p>
            <text:p text:style-name="P10"><text:span text:style-name="T10">ウェストヘムコムの設立は陸軍の指揮系統を近代化し、作戦の機敏性を向上させるための広範な変革キャンペーンの一環であるため、この式典は陸軍の変革における重要な瞬間となった。</text:span></text:p>
            <text:p text:style-name="P10"><text:span text:style-name="T10">新しく設立された司令部は、米国を支援する陸軍のすべての計画、態勢、作戦、戦力投射を監督する作戦戦闘戦域司令部である。北部および南部司令部 — であり、国家戦略的優先事項と一致しています。</text:span></text:p>
            <text:p text:style-name="P10"><text:span text:style-name="T10">「西半球司令部は、複雑な時代の課題に効果的に対応できるよう、スピード、柔軟性、関連性を重視して設計されている」と陸軍参謀総長のランディ・ジョージ将軍は述べた。「これらの本部を統合し、劇場を調整することで、プロセスを合理化し、冗長な労力を排除し、人材とリソースを解放します。」 これにより、戦闘編隊をより適切に支援できるようになります。」</text:span></text:p>
            <text:p text:style-name="P10"><text:span text:style-name="T10">West-Hemcom </text:span><text:span text:style-name="T10">は米国の国内対応能力を統合します。北軍、米国の地域関与の専門知識。南軍と米国による大規模な即応監視。陸軍 部隊 司令部。この統合により、途切れることのない即応性、迅速な戦力生成、国土防衛と民間支援における専門知識が実現します。また、これにより陸軍は危機により迅速に対応し、強力な軍事同盟を構築し続けることが可能になります。</text:span></text:p>
            <text:p text:style-name="P10"><text:span text:style-name="T10">「今日は単なる指揮交代式以上のものだ」とポパス氏は語った。「これは、</text:span><text:span text:style-name="T10">3</text:span><text:span text:style-name="T10">つの強力な陸軍司令部を、国の最優先事項に直面する</text:span><text:span text:style-name="T10">1</text:span><text:span text:style-name="T10">つの作戦上の地域を越えたチームに統合するための大きな一歩である。」</text:span></text:p>
            <text:p text:style-name="P10"><text:span text:style-name="T10">West-Hemcom </text:span><text:span text:style-name="T10">の活性化は、条件ベースの変革の第一歩です。</text:span><text:span text:style-name="T10">2026</text:span><text:span text:style-name="T10">年</text:span><text:span text:style-name="T10">2</text:span><text:span text:style-name="T10">月までに、新しい司令部は当初の作戦能力に達し、戦域陸軍の権限と責任を受け入れる準備としてサウスコムとノースコムに割り当てられる予定だ。初期の作戦能力に続いて、米国。北軍と米国。南軍は不活性化するだろう。すべての条件が満たされれば、</text:span><text:span text:style-name="T10">west-hemcom </text:span><text:span text:style-name="T10">は </text:span><text:span text:style-name="T10">2026 </text:span><text:span text:style-name="T10">年夏までに完全な運用能力に達する予定です。</text:span></text:p>
            <text:p text:style-name="P10"><text:span text:style-name="T10">ライアン氏は「今日、我々は陸軍の豊かな変革の歴史—軍司令部、北軍、南軍の統合—を経て、アメリカ陸軍西半球司令部を形成し続けている」と述べた。「陸軍はこの変革に巨額の投資を行っており、重要で効果的かつ歴史的に有能な</text:span><text:span text:style-name="T10">3</text:span><text:span text:style-name="T10">つの司令部を</text:span><text:span text:style-name="T10">1</text:span><text:span text:style-name="T10">つに統合している。」 その投資から利益を得るのは私たちの責任です。」</text:span></text:p>
            <text:p text:style-name="P10"><text:span text:style-name="T10"/></text:p>
          </draw:text-box>
        </draw:frame>
        <presentation:notes draw:style-name="dp1">
          <draw:page-thumbnail draw:style-name="gr1" draw:layer="layout" svg:width="19.798cm" svg:height="11.136cm" svg:x="0.6cm" svg:y="2.257cm" draw:page-number="7" presentation:class="page"/>
          <draw:frame presentation:style-name="pr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20:59:07.458972904</meta:creation-date>
    <dc:date>2025-12-12T06:33:44.391759939</dc:date>
    <meta:editing-duration>PT9H16M21S</meta:editing-duration>
    <meta:editing-cycles>3</meta:editing-cycles>
    <meta:generator>LibreOffice/25.8.3.2$Linux_X86_64 LibreOffice_project/580$Build-2</meta:generator>
    <meta:document-statistic meta:object-count="41"/>
  </office:meta>
</office:document-meta>
</file>